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Courier10 BT" svg:font-family="'Courier10 BT'"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loext:decorative="false"/>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loext:decorative="false"/>
    </style:style>
    <style:style style:name="gr6" style:family="graphic">
      <style:graphic-properties style:writing-mode="lr-tb" loext:decorative="false"/>
    </style:style>
    <style:style style:name="gr7"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loext:decorative="false"/>
    </style:style>
    <style:style style:name="gr8"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loext:decorative="false"/>
    </style:style>
    <style:style style:name="gr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loext:decorative="false"/>
    </style:style>
    <style:style style:name="gr12"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loext:decorative="false"/>
    </style:style>
    <style:style style:name="gr13"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loext:decorative="false"/>
    </style:style>
    <style:style style:name="gr14" style:family="graphic" style:parent-style-name="standard">
      <style:graphic-properties loext:decorative="false"/>
    </style:style>
    <style:style style:name="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loext:decorative="false"/>
    </style:style>
    <style:style style:name="gr18"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loext:decorative="false"/>
      <style:paragraph-properties style:writing-mode="lr-tb"/>
    </style:style>
    <style:style style:name="gr19"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20" style:family="graphic" style:parent-style-name="standard">
      <style:graphic-properties draw:stroke="none" svg:stroke-width="0.026cm" draw:stroke-linejoin="miter" draw:fill="none" draw:textarea-vertical-align="top" draw:auto-grow-height="false" draw:fit-to-size="false" style:shrink-to-fit="false" fo:min-height="13.35cm" fo:min-width="22.36cm" fo:padding-top="0.125cm" fo:padding-bottom="0.125cm" fo:padding-left="0.25cm" fo:padding-right="0.25cm" fo:wrap-option="wrap" loext:decorative="false"/>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Slide_20_de_20_título-notes">
      <style:graphic-properties draw:fill-color="#ffffff" fo:min-height="13.364cm" loext:decorative="false"/>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6" style:family="presentation" style:parent-style-name="Título_20_e_20_conteúdo-notes">
      <style:graphic-properties draw:fill-color="#ffffff" fo:min-height="13.364cm" loext:decorative="false"/>
      <style:paragraph-properties style:writing-mode="lr-tb"/>
    </style:style>
    <style:style style:name="pr7"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8"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9"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Título_20_e_20_texto_20_e_20_2_20_partes_20_de_20_conteúdo-notes">
      <style:graphic-properties draw:fill-color="#ffffff" fo:min-height="13.364cm" loext:decorative="false"/>
      <style:paragraph-properties style:writing-mode="lr-tb"/>
    </style:style>
    <style:style style:name="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2"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pr13"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loext:decorative="false"/>
      <style:paragraph-properties style:writing-mode="lr-tb"/>
    </style:style>
    <style:style style:name="pr14"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loext:decorative="false"/>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ítulo_20_e_20_conteúdo-notes">
      <style:graphic-properties draw:fill-color="#ffffff" fo:min-height="12.792cm" loext:decorative="false"/>
      <style:paragraph-properties style:writing-mode="lr-tb"/>
    </style:style>
    <style:style style:name="co1" style:family="table-column">
      <style:table-column-properties style:column-width="4.4cm" style:use-optimal-column-width="false"/>
    </style:style>
    <style:style style:name="co2" style:family="table-column">
      <style:table-column-properties style:column-width="4.788cm" style:use-optimal-column-width="false"/>
    </style:style>
    <style:style style:name="co3" style:family="table-column">
      <style:table-column-properties style:column-width="3.414cm" style:use-optimal-column-width="false"/>
    </style:style>
    <style:style style:name="co4" style:family="table-column">
      <style:table-column-properties style:column-width="7.249cm" style:use-optimal-column-width="false"/>
    </style:style>
    <style:style style:name="co5" style:family="table-column">
      <style:table-column-properties style:column-width="2.592cm" style:use-optimal-column-width="false"/>
    </style:style>
    <style:style style:name="co6" style:family="table-column">
      <style:table-column-properties style:column-width="12.961cm" style:use-optimal-column-width="false"/>
    </style:style>
    <style:style style:name="co7" style:family="table-column">
      <style:table-column-properties style:column-width="3.62cm" style:use-optimal-column-width="false"/>
    </style:style>
    <style:style style:name="co8" style:family="table-column">
      <style:table-column-properties style:column-width="2.258cm" style:use-optimal-column-width="false"/>
    </style:style>
    <style:style style:name="co9" style:family="table-column">
      <style:table-column-properties style:column-width="4.299cm" style:use-optimal-column-width="false"/>
    </style:style>
    <style:style style:name="co10" style:family="table-column">
      <style:table-column-properties style:column-width="2.039cm" style:use-optimal-column-width="false"/>
    </style:style>
    <style:style style:name="co11" style:family="table-column">
      <style:table-column-properties style:column-width="2.26cm" style:use-optimal-column-width="false"/>
    </style:style>
    <style:style style:name="co12" style:family="table-column">
      <style:table-column-properties style:column-width="3.201cm" style:use-optimal-column-width="false"/>
    </style:style>
    <style:style style:name="co13" style:family="table-column">
      <style:table-column-properties style:column-width="1.997cm" style:use-optimal-column-width="false"/>
    </style:style>
    <style:style style:name="co14" style:family="table-column">
      <style:table-column-properties style:column-width="1.803cm" style:use-optimal-column-width="false"/>
    </style:style>
    <style:style style:name="co15" style:family="table-column">
      <style:table-column-properties style:column-width="1.002cm" style:use-optimal-column-width="false"/>
    </style:style>
    <style:style style:name="co16" style:family="table-column">
      <style:table-column-properties style:column-width="4.802cm" style:use-optimal-column-width="false"/>
    </style:style>
    <style:style style:name="co17" style:family="table-column">
      <style:table-column-properties style:column-width="2.999cm" style:use-optimal-column-width="false"/>
    </style:style>
    <style:style style:name="co18" style:family="table-column">
      <style:table-column-properties style:column-width="4.228cm" style:use-optimal-column-width="false"/>
    </style:style>
    <style:style style:name="co19" style:family="table-column">
      <style:table-column-properties style:column-width="3.571cm" style:use-optimal-column-width="false"/>
    </style:style>
    <style:style style:name="co20" style:family="table-column">
      <style:table-column-properties style:column-width="6.152cm" style:use-optimal-column-width="false"/>
    </style:style>
    <style:style style:name="co21" style:family="table-column">
      <style:table-column-properties style:column-width="3.598cm" style:use-optimal-column-width="false"/>
    </style:style>
    <style:style style:name="co22" style:family="table-column">
      <style:table-column-properties style:column-width="3.175cm" style:use-optimal-column-width="false"/>
    </style:style>
    <style:style style:name="co23" style:family="table-column">
      <style:table-column-properties style:column-width="3.025cm" style:use-optimal-column-width="false"/>
    </style:style>
    <style:style style:name="ro1" style:family="table-row">
      <style:table-row-properties style:row-height="1.199cm" style:use-optimal-row-height="false"/>
    </style:style>
    <style:style style:name="ro2" style:family="table-row">
      <style:table-row-properties style:row-height="1.042cm" style:use-optimal-row-height="false"/>
    </style:style>
    <style:style style:name="ro3" style:family="table-row">
      <style:table-row-properties style:row-height="1.182cm" style:use-optimal-row-height="false"/>
    </style:style>
    <style:style style:name="ro4" style:family="table-row">
      <style:table-row-properties style:row-height="1.076cm" style:use-optimal-row-height="false"/>
    </style:style>
    <style:style style:name="ro5" style:family="table-row">
      <style:table-row-properties style:row-height="1.271cm" style:use-optimal-row-height="false"/>
    </style:style>
    <style:style style:name="ce1"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2"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3"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ce4" style:family="table-cell">
      <loext:graphic-properties draw:fill="solid" draw:fill-color="#009999" draw:textarea-vertical-align="top" fo:padding-top="0.127cm" fo:padding-bottom="0.127cm" fo:padding-left="0.254cm" fo:padding-right="0.254cm"/>
      <style:paragraph-properties fo:border="0.48pt solid #000000"/>
    </style:style>
    <style:style style:name="ce5"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loext:tab-stop-distance="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loext:graphic-properties draw:fill="none" draw:fill-color="#ffffff"/>
      <style:paragraph-properties fo:margin-top="0cm" fo:margin-bottom="0cm" fo:line-height="100%" fo:text-align="start" style:font-independent-line-spacing="true"/>
      <style:text-properties fo:font-size="14pt" style:font-size-asian="14pt" style:font-size-complex="14pt"/>
    </style:style>
    <style:style style:name="P17" style:family="paragraph">
      <loext:graphic-properties draw:fill="none" draw:fill-color="#ffffff"/>
      <style:paragraph-properties fo:margin-top="0cm" fo:margin-bottom="0cm" fo:line-height="100%" fo:text-align="end" style:font-independent-line-spacing="true"/>
      <style:text-properties fo:font-size="14pt" style:font-size-asian="14pt" style:font-size-complex="14pt"/>
    </style:style>
    <style:style style:name="P18" style:family="paragraph">
      <style:paragraph-properties fo:margin-left="0cm" fo:margin-right="0cm" fo:margin-top="0.169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169cm" fo:margin-bottom="0cm" fo:line-height="100%" fo:text-align="center" fo:text-indent="0cm" style:punctuation-wrap="hanging" loext:tab-stop-distance="0cm" style:writing-mode="lr-tb">
        <style:tab-stops>
          <style:tab-stop style:position="0cm"/>
        </style:tab-stops>
      </style:paragraph-properties>
      <style:text-properties fo:font-size="18pt" fo:hyphenate="false"/>
    </style:style>
    <style:style style:name="P21" style:family="paragraph">
      <style:paragraph-properties fo:margin-left="0cm" fo:margin-right="0cm" fo:margin-top="0.169cm" fo:margin-bottom="0cm" fo:line-height="100%" fo:text-align="start" fo:text-indent="0cm" style:punctuation-wrap="hanging" loext:tab-stop-distance="0cm" style:writing-mode="lr-tb">
        <style:tab-stops>
          <style:tab-stop style:position="0cm"/>
        </style:tab-stops>
      </style:paragraph-properties>
      <style:text-properties fo:font-size="18pt" fo:hyphenate="false"/>
    </style:style>
    <style:style style:name="P22" style:family="paragraph">
      <style:paragraph-properties fo:margin-top="0cm" fo:margin-bottom="0cm" fo:line-height="100%" fo:text-align="start" style:writing-mode="lr-tb"/>
      <style:text-properties fo:font-size="14pt"/>
    </style:style>
    <style:style style:name="P23" style:family="paragraph">
      <loext:graphic-properties draw:fill="none"/>
      <style:paragraph-properties fo:margin-top="0cm" fo:margin-bottom="0cm" fo:line-height="100%" fo:text-align="start" style:font-independent-line-spacing="true"/>
      <style:text-properties fo:font-size="14pt"/>
    </style:style>
    <style:style style:name="P24" style:family="paragraph">
      <loext:graphic-properties draw:fill-color="#ffffff"/>
      <style:text-properties fo:font-size="20pt"/>
    </style:style>
    <style:style style:name="P25" style:family="paragraph">
      <style:paragraph-properties fo:margin-left="0.953cm" fo:margin-right="0cm" fo:margin-top="0cm" fo:margin-bottom="0cm" fo:line-height="100%" fo:text-align="start" fo:text-indent="-0.952cm" style:punctuation-wrap="hanging" loext:tab-stop-distance="0cm" style:writing-mode="lr-tb">
        <style:tab-stops>
          <style:tab-stop style:position="0cm"/>
        </style:tab-stops>
      </style:paragraph-properties>
      <style:text-properties fo:hyphenate="false"/>
    </style:style>
    <style:style style:name="P26" style:family="paragraph">
      <style:paragraph-properties fo:margin-left="0cm" fo:margin-right="0cm" fo:margin-top="0.198cm" fo:margin-bottom="0cm" fo:line-height="100%" fo:text-align="start" fo:text-indent="0cm" style:writing-mode="lr-tb"/>
    </style:style>
    <style:style style:name="P27" style:family="paragraph">
      <style:paragraph-properties fo:margin-top="0cm" fo:margin-bottom="0cm" fo:line-height="100%" fo:text-align="end"/>
      <style:text-properties fo:font-size="13pt" style:font-size-asian="14pt" style:font-size-complex="14pt"/>
    </style:style>
    <style:style style:name="P28" style:family="paragraph">
      <loext:graphic-properties draw:fill="none" draw:fill-color="#ffffff"/>
      <style:paragraph-properties fo:text-align="start" style:font-independent-line-spacing="true"/>
      <style:text-properties fo:font-size="13pt" style:font-size-asian="14pt" style:font-size-complex="14pt"/>
    </style:style>
    <style:style style:name="P2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0" style:family="paragraph">
      <style:paragraph-properties fo:margin-left="0cm" fo:margin-right="0cm" fo:margin-top="0.141cm" fo:margin-bottom="0cm" fo:line-height="100%" fo:text-align="start" fo:text-indent="0cm" style:writing-mode="lr-tb"/>
    </style:style>
    <style:style style:name="P31" style:family="paragraph">
      <style:paragraph-properties fo:margin-left="0cm" fo:margin-right="0cm" fo:margin-top="0.113cm" fo:margin-bottom="0cm" fo:line-height="100%" fo:text-align="start" fo:text-indent="0cm" style:writing-mode="lr-tb"/>
    </style:style>
    <style:style style:name="P32" style:family="paragraph">
      <style:paragraph-properties fo:margin-left="0cm" fo:margin-right="0cm" fo:text-indent="0cm"/>
    </style:style>
    <style:style style:name="P33" style:family="paragraph">
      <style:paragraph-properties fo:margin-left="3.175cm" fo:margin-right="0cm" fo:margin-top="0.113cm" fo:margin-bottom="0cm" fo:line-height="100%" fo:text-align="start" fo:text-indent="-0.634cm" loext:tab-stop-distance="0cm">
        <style:tab-stops>
          <style:tab-stop style:position="0cm"/>
        </style:tab-stops>
      </style:paragraph-properties>
    </style:style>
    <style:style style:name="P34" style:family="paragraph">
      <style:paragraph-properties fo:margin-left="0cm" fo:margin-right="0cm" fo:margin-top="0.169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35" style:family="paragraph">
      <style:paragraph-properties fo:margin-left="0.953cm" fo:margin-right="0cm" fo:margin-top="0.127cm" fo:margin-bottom="0cm" fo:line-height="100%" fo:text-align="start" fo:text-indent="-0.952cm" loext:tab-stop-distance="0cm" style:writing-mode="lr-tb">
        <style:tab-stops>
          <style:tab-stop style:position="0cm"/>
        </style:tab-stops>
      </style:paragraph-properties>
    </style:style>
    <style:style style:name="P36" style:family="paragraph">
      <style:paragraph-properties fo:margin-left="0.953cm" fo:margin-right="0cm" fo:margin-top="0.113cm" fo:margin-bottom="0cm" fo:line-height="100%" fo:text-align="start" fo:text-indent="-0.952cm" loext:tab-stop-distance="0cm" style:writing-mode="lr-tb">
        <style:tab-stops>
          <style:tab-stop style:position="0cm"/>
        </style:tab-stops>
      </style:paragraph-properties>
    </style:style>
    <style:style style:name="P37" style:family="paragraph">
      <style:paragraph-properties fo:margin-left="0.953cm" fo:margin-right="0cm" fo:margin-top="0.198cm" fo:margin-bottom="0cm" fo:line-height="100%" fo:text-align="start" fo:text-indent="-0.952cm" loext:tab-stop-distance="0cm" style:writing-mode="lr-tb">
        <style:tab-stops>
          <style:tab-stop style:position="0cm"/>
        </style:tab-stops>
      </style:paragraph-properties>
    </style:style>
    <style:style style:name="P38" style:family="paragraph">
      <style:paragraph-properties fo:margin-left="0cm" fo:margin-right="0cm" fo:margin-top="0.169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39" style:family="paragraph">
      <style:paragraph-properties fo:margin-left="0.953cm" fo:margin-right="0cm" fo:margin-top="0.113cm" fo:margin-bottom="0cm" fo:line-height="100%" fo:text-align="start" fo:text-indent="-0.952cm" loext:tab-stop-distance="0cm" style:writing-mode="lr-tb">
        <style:tab-stops>
          <style:tab-stop style:position="0cm"/>
        </style:tab-stops>
      </style:paragraph-properties>
      <style:text-properties fo:font-size="18pt" style:font-size-asian="18pt" style:font-size-complex="18pt"/>
    </style:style>
    <style:style style:name="P40" style:family="paragraph">
      <loext:graphic-properties draw:fill="none"/>
      <style:paragraph-properties fo:margin-left="0.953cm" fo:margin-right="0cm" fo:margin-top="0.113cm" fo:margin-bottom="0cm" fo:line-height="100%" fo:text-align="start" fo:text-indent="-0.952cm" loext:tab-stop-distance="0cm" style:font-independent-line-spacing="true">
        <style:tab-stops>
          <style:tab-stop style:position="0cm"/>
        </style:tab-stops>
      </style:paragraph-properties>
      <style:text-properties fo:font-size="18pt" style:font-size-asian="18pt" style:font-size-complex="18pt"/>
    </style:style>
    <style:style style:name="T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10.5pt" fo:letter-spacing="normal" fo:font-style="normal" style:text-underline-style="none" fo:font-weight="bold"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 fo:font-size="18pt" fo:letter-spacing="normal" fo:font-style="normal" fo:text-shadow="none" style:text-underline-style="none" fo:font-weight="normal" style:letter-kerning="true" style:font-name-asian="Noto Sans CJK SC"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12" draw:layer="layout" svg:width="1.785cm" svg:height="0.507cm" draw:transform="rotate (-1.5707963267949) translate (21.26cm 12.097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12" draw:layer="layout" svg:width="1.225cm" svg:height="0.011cm" draw:transform="rotate (-1.5707963267949) translate (21.26cm 3.875cm)">
          <text:p/>
          <draw:enhanced-geometry draw:mirror-horizontal="true" draw:mirror-vertical="false" svg:viewBox="0 0 21600 21600" draw:type="mso-spt32" draw:enhanced-path="M 0 0 L 21600 21600 N"/>
        </draw:custom-shape>
        <draw:g draw:name="Grupo 140" draw:style-name="gr6">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style-name="gr6">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style-name="gr6">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style-name="gr6">
          <draw:custom-shape draw:name="Conector de seta reta 158" draw:style-name="gr7"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7"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7"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7"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7"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7"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7" draw:text-style-name="P13" draw:layer="layout" svg:width="4.762cm" svg:height="2.579cm" draw:transform="rotate (-3.14159265358979) translate (9.922cm 5.747cm)">
            <text:p/>
            <draw:enhanced-geometry draw:mirror-horizontal="false" draw:mirror-vertical="true" svg:viewBox="0 0 21600 21600" draw:type="mso-spt32" draw:enhanced-path="M 0 0 L 21600 21600 N"/>
          </draw:custom-shape>
          <draw:custom-shape draw:name="Conector de seta reta 165" draw:style-name="gr7"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style-name="gr6">
          <draw:custom-shape draw:name="Conector de seta reta 167" draw:style-name="gr7"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7"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7"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7" draw:text-style-name="P13" draw:layer="layout" svg:width="2.474cm" svg:height="1.423cm" draw:transform="rotate (-1.5707963267949) translate (8.957cm 3.175cm)">
            <text:p/>
            <draw:enhanced-geometry draw:mirror-horizontal="true" draw:mirror-vertical="false" svg:viewBox="0 0 21600 21600" draw:type="mso-spt32" draw:enhanced-path="M 0 0 L 21600 21600 N"/>
          </draw:custom-shape>
          <draw:custom-shape draw:name="Conector de seta reta 171" draw:style-name="gr7" draw:text-style-name="P13" draw:layer="layout" svg:width="2.474cm" svg:height="2.713cm" draw:transform="rotate (-1.5707963267949) translate (8.857cm 3.175cm)">
            <text:p/>
            <draw:enhanced-geometry draw:mirror-horizontal="true" draw:mirror-vertical="false" svg:viewBox="0 0 21600 21600" draw:type="mso-spt32" draw:enhanced-path="M 0 0 L 21600 21600 N"/>
          </draw:custom-shape>
          <draw:custom-shape draw:name="Conector de seta reta 172" draw:style-name="gr7"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7" draw:text-style-name="P13" draw:layer="layout" svg:width="4.762cm" svg:height="2.579cm" draw:transform="rotate (-3.14159265358979) translate (8.434cm 5.747cm)">
            <text:p/>
            <draw:enhanced-geometry draw:mirror-horizontal="true" draw:mirror-vertical="true" svg:viewBox="0 0 21600 21600" draw:type="mso-spt32" draw:enhanced-path="M 0 0 L 21600 21600 N"/>
          </draw:custom-shape>
          <draw:custom-shape draw:name="Conector de seta reta 174" draw:style-name="gr7" draw:text-style-name="P13" draw:layer="layout" svg:width="2.38cm" svg:height="5.853cm" draw:transform="rotate (-1.5707963267949) translate (7.83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1cm 6.35cm)">
          <text:p/>
          <draw:enhanced-geometry draw:mirror-horizontal="true" draw:mirror-vertical="false" svg:viewBox="0 0 21600 21600" draw:type="mso-spt32" draw:enhanced-path="M 0 0 L 21600 21600 N"/>
        </draw:custom-shape>
        <draw:custom-shape draw:name="Forma 176" draw:style-name="gr8"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9"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9"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4cm 14.676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27cm 14.679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76cm)">
          <text:p/>
          <draw:enhanced-geometry draw:mirror-horizontal="false" draw:mirror-vertical="true" svg:viewBox="0 0 21600 21600" draw:type="mso-spt32" draw:enhanced-path="M 0 0 L 21600 21600 N"/>
        </draw:custom-shape>
        <draw:g draw:name="Grupo 190" draw:style-name="gr6">
          <draw:g draw:name="Grupo 193" draw:style-name="gr6">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style-name="gr6">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range-y-maximum="2147483647" draw:handle-position="?f1 ?f2" draw:handle-range-y-minimum="-2147483647"/>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7"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range-y-maximum="2147483647" draw:handle-position="?f1 ?f2" draw:handle-range-y-minimum="-2147483647"/>
            </draw:enhanced-geometry>
          </draw:custom-shape>
        </draw:g>
        <draw:g draw:name="Grupo 197" draw:style-name="gr6">
          <draw:custom-shape draw:name="Forma 127" draw:style-name="gr7"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style-name="gr6">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12" draw:layer="layout" svg:width="3.075cm" svg:height="0.517cm" svg:x="8.136cm" svg:y="10.1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4cm" svg:y="10.19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9"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69cm 6.344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10" draw:text-style-name="P9" draw:layer="layout" svg:width="1.93cm" svg:height="0.844cm" svg:x="11.319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style-name="gr6">
          <draw:custom-shape draw:name="Forma 212" draw:style-name="gr7"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range-y-maximum="2147483647" draw:handle-position="?f2 ?f3" draw:handle-range-y-minimum="-2147483647"/>
              <draw:handle draw:handle-position="?f1 ?f5" draw:handle-range-x-maximum="2147483647" draw:handle-range-x-minimum="-2147483647"/>
            </draw:enhanced-geometry>
          </draw:custom-shape>
          <draw:line draw:name="Conector reto 213" draw:style-name="gr11"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style-name="gr6">
          <draw:g draw:name="Grupo 350" draw:style-name="gr6">
            <draw:custom-shape draw:name="Elipse 231" draw:style-name="gr12"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2"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2"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2"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2"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2"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2"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2"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2"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2"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2"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2"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2"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2"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2"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2"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2"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2"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2"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2"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2"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10" draw:text-style-name="P9" draw:layer="layout" svg:width="1.189cm" svg:height="0.844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10" draw:text-style-name="P9" draw:layer="layout" svg:width="1.189cm" svg:height="0.844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10" draw:text-style-name="P9" draw:layer="layout" svg:width="1.189cm" svg:height="0.844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10" draw:text-style-name="P9" draw:layer="layout" svg:width="1.087cm" svg:height="0.759cm" svg:x="11.184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8"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8"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4" draw:text-style-name="P12" draw:layer="layout" svg:width="1.983cm" svg:height="0.991cm" svg:x="11.906cm" svg:y="5.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3"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10" draw:text-style-name="P9" draw:layer="layout" svg:width="3.064cm" svg:height="0.844cm" svg:x="16.342cm" svg:y="8.334cm">
          <text:p text:style-name="P14"><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10" draw:text-style-name="P9" draw:layer="layout" svg:width="1.959cm" svg:height="0.844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8" draw:text-style-name="P12" draw:layer="layout" svg:width="1.587cm" svg:height="0.003cm" draw:transform="rotate (-1.5707963267949) translate (23.015cm 13.486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07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58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1" draw:master-page-name="Título_20_e_20_texto_20_e_20_2_20_partes_20_de_20_conteúdo" presentation:presentation-page-layout-name="AL3T12">
        <draw:frame draw:name="Espaço Reservado para Data 5" presentation:style-name="pr7" draw:text-style-name="P16"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17"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19" draw:layer="layout" svg:width="22.797cm" svg:height="13.599cm" svg:x="1.301cm" svg:y="3.656cm" presentation:class="outline" presentation:user-transformed="true">
          <draw:text-box>
            <text:p text:style-name="P18"><text:span text:style-name="T7"/></text:p>
            <text:list text:style-name="L4">
              <text:list-item>
                <text:p text:style-name="P18"><text:span text:style-name="T7">Controle</text:span></text:p>
              </text:list-item>
            </text:list>
            <text:p text:style-name="P18"><text:span text:style-name="T7"/></text:p>
            <text:p text:style-name="P18"><text:span text:style-name="T7"/></text:p>
            <text:p text:style-name="P18"><text:span text:style-name="T7"/></text:p>
          </draw:text-box>
        </draw:frame>
        <draw:frame draw:name="Group 20" draw:style-name="gr14" draw:layer="layout" svg:width="12.601cm" svg:height="1.198cm" svg:x="4.502cm" svg:y="6.522cm">
          <table:table>
            <table:table-column table:style-name="co1"/>
            <table:table-column table:style-name="co2"/>
            <table:table-column table:style-name="co3"/>
            <table:table-row table:style-name="ro1">
              <table:table-cell table:style-name="ce1">
                <text:p text:style-name="P20"><text:span text:style-name="T7"><text:s/></text:span><text:span text:style-name="T7">op</text:span></text:p>
              </table:table-cell>
              <table:table-cell table:style-name="ce2">
                <text:p text:style-name="P21"><text:span text:style-name="T7"><text:s text:c="4"/></text:span><text:span text:style-name="T7">set/clear</text:span></text:p>
              </table:table-cell>
              <table:table-cell table:style-name="ce3"/>
            </table:table-row>
          </table:table>
          <draw:image xlink:href="Pictures/TablePreview1.svm" xlink:type="simple" xlink:show="embed" xlink:actuate="onLoad"/>
        </draw:frame>
        <draw:custom-shape draw:name="Text Box 16" draw:style-name="gr15" draw:text-style-name="P23" draw:layer="layout" svg:width="1.684cm" svg:height="0.844cm" svg:x="5.88cm" svg:y="7.854cm">
          <text:p text:style-name="P22"><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23" draw:layer="layout" svg:width="2.385cm" svg:height="0.844cm" svg:x="9.701cm" svg:y="7.876cm">
          <text:p text:style-name="P22"><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23" draw:layer="layout" svg:width="1.684cm" svg:height="0.844cm" svg:x="13.901cm" svg:y="7.854cm">
          <text:p text:style-name="P22"><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4.848cm" svg:height="11.136cm" svg:x="3.075cm" svg:y="2.257cm" draw:page-number="3" presentation:class="page"/>
          <draw:frame presentation:style-name="pr10" draw:text-style-name="P24"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4T8">
        <draw:frame draw:name="Espaço Reservado para Data 3" presentation:style-name="pr11"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1"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Conjunto de registradores do uP ICMC</text:span></text:p>
          </draw:text-box>
        </draw:frame>
        <draw:custom-shape draw:name="Rectangle 3" draw:style-name="gr17"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gr14" draw:layer="layout" svg:width="22.801cm" svg:height="7.603cm" svg:x="1.499cm" svg:y="4.926cm">
          <table:table>
            <table:table-column table:style-name="co4"/>
            <table:table-column table:style-name="co5"/>
            <table:table-column table:style-name="co6"/>
            <table:table-row table:style-name="ro2" table:default-cell-style-name="ce4">
              <table:table-cell>
                <text:p text:style-name="P25"><text:span text:style-name="T8">Nome</text:span></text:p>
              </table:table-cell>
              <table:table-cell>
                <text:p text:style-name="P25"><text:span text:style-name="T8">Qtde</text:span></text:p>
              </table:table-cell>
              <table:table-cell>
                <text:p text:style-name="P25"><text:span text:style-name="T8">Finalidade</text:span></text:p>
              </table:table-cell>
            </table:table-row>
            <table:table-row table:style-name="ro3" table:default-cell-style-name="ce5">
              <table:table-cell>
                <text:p text:style-name="P25"><text:span text:style-name="T9">R</text:span><text:span text:style-name="T10">n</text:span></text:p>
              </table:table-cell>
              <table:table-cell>
                <text:p text:style-name="P25"><text:span text:style-name="T11">0-7</text:span></text:p>
              </table:table-cell>
              <table:table-cell>
                <text:p text:style-name="P25"><text:span text:style-name="T12">Registradores de propósito geral</text:span></text:p>
              </table:table-cell>
            </table:table-row>
            <table:table-row table:style-name="ro4" table:default-cell-style-name="ce5">
              <table:table-cell>
                <text:p text:style-name="P25"><text:span text:style-name="T9">FR</text:span></text:p>
              </table:table-cell>
              <table:table-cell>
                <text:p text:style-name="P25"><text:span text:style-name="T12">1</text:span></text:p>
              </table:table-cell>
              <table:table-cell>
                <text:p text:style-name="P25"><text:span text:style-name="T12">Flag Register</text:span></text:p>
              </table:table-cell>
            </table:table-row>
            <table:table-row table:style-name="ro4" table:default-cell-style-name="ce5">
              <table:table-cell>
                <text:p text:style-name="P25"><text:span text:style-name="T9">SP</text:span></text:p>
              </table:table-cell>
              <table:table-cell>
                <text:p text:style-name="P25"><text:span text:style-name="T12">1</text:span></text:p>
              </table:table-cell>
              <table:table-cell>
                <text:p text:style-name="P25"><text:span text:style-name="T12">Ponteiro da pilha</text:span></text:p>
              </table:table-cell>
            </table:table-row>
            <table:table-row table:style-name="ro4" table:default-cell-style-name="ce5">
              <table:table-cell>
                <text:p text:style-name="P25"><text:span text:style-name="T9">PC</text:span></text:p>
              </table:table-cell>
              <table:table-cell>
                <text:p text:style-name="P25"><text:span text:style-name="T12">1</text:span></text:p>
              </table:table-cell>
              <table:table-cell>
                <text:p text:style-name="P25"><text:span text:style-name="T12">Contador de programa</text:span></text:p>
              </table:table-cell>
            </table:table-row>
            <table:table-row table:style-name="ro4" table:default-cell-style-name="ce5">
              <table:table-cell>
                <text:p text:style-name="P25"><text:span text:style-name="T9">IR (interno)</text:span></text:p>
              </table:table-cell>
              <table:table-cell>
                <text:p text:style-name="P25"><text:span text:style-name="T12">1</text:span></text:p>
              </table:table-cell>
              <table:table-cell>
                <text:p text:style-name="P25"><text:span text:style-name="T12">Registrador de instruções</text:span></text:p>
              </table:table-cell>
            </table:table-row>
            <table:table-row table:style-name="ro4" table:default-cell-style-name="ce5">
              <table:table-cell>
                <text:p text:style-name="P25"><text:span text:style-name="T9">MAR (interno)</text:span></text:p>
              </table:table-cell>
              <table:table-cell>
                <text:p text:style-name="P25"><text:span text:style-name="T12">1</text:span></text:p>
              </table:table-cell>
              <table:table-cell>
                <text:p text:style-name="P25"><text:span text:style-name="T12">Registrador de endereço de memória</text:span></text:p>
              </table:table-cell>
            </table:table-row>
          </table:table>
          <draw:image xlink:href="Pictures/TablePreview2.svm" xlink:type="simple" xlink:show="embed" xlink:actuate="onLoad"/>
        </draw:frame>
        <draw:custom-shape draw:name="Rectangle 5" draw:style-name="gr18" draw:text-style-name="P19" draw:layer="layout" svg:width="17.779cm" svg:height="4.129cm" svg:x="3.7cm" svg:y="13.125cm">
          <text:list text:style-name="L5">
            <text:list-item>
              <text:p text:style-name="P26"><text:span text:style-name="T3">Arquitetura RISC do tipo Load/Store</text:span></text:p>
            </text:list-item>
            <text:list-item>
              <text:p text:style-name="P26"><text:span text:style-name="T3">Operações de Reg. para Reg.</text:span></text:p>
            </text:list-item>
          </text:list>
          <text:p text:style-name="P2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Rectangle 7" presentation:style-name="pr13" draw:text-style-name="P28" draw:layer="layout" svg:width="8.545cm" svg:height="1.419cm" svg:x="11.17cm" svg:y="27.005cm" presentation:class="page-number" presentation:user-transformed="true">
            <draw:text-box>
              <text:p text:style-name="P27"><text:span text:style-name="T13"><text:page-number>&lt;número&gt;</text:page-number></text:span></text:p>
            </draw:text-box>
          </draw:frame>
          <draw:page-thumbnail draw:name="Rectangle 2" draw:style-name="gr2" draw:layer="layout" svg:width="14.212cm" svg:height="10.657cm" svg:x="2.756cm" svg:y="2.134cm" draw:page-number="4" presentation:class="page"/>
          <draw:frame draw:name="Rectangle 3" presentation:style-name="pr14" draw:text-style-name="P29"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20.783cm" svg:y="17.72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19" draw:layer="layout" svg:width="22.797cm" svg:height="13.599cm" svg:x="1.366cm" svg:y="3.204cm" presentation:class="outline" presentation:user-transformed="true">
          <draw:text-box>
            <text:p text:style-name="P18"><text:span text:style-name="T7"/></text:p>
            <text:list text:style-name="L4">
              <text:list-item>
                <text:p text:style-name="P18"><text:span text:style-name="T7">Manipulação de Dados</text:span></text:p>
              </text:list-item>
            </text:list>
            <text:list text:style-name="L6">
              <text:list-item>
                <text:list>
                  <text:list-item>
                    <text:p text:style-name="P30"><text:span text:style-name="T12">op = opcode </text:span></text:p>
                  </text:list-item>
                  <text:list-item>
                    <text:p text:style-name="P30"><text:span text:style-name="T12">rx, ry, rz: registradores</text:span></text:p>
                  </text:list-item>
                  <text:list-item>
                    <text:p text:style-name="P30"><text:span text:style-name="T12">c: uso do bit de carry</text:span></text:p>
                  </text:list-item>
                </text:list>
              </text:list-item>
            </text:list>
            <text:list text:style-name="L7">
              <text:list-item>
                <text:list>
                  <text:list-item>
                    <text:list>
                      <text:list-item>
                        <text:p text:style-name="P31"><text:span text:style-name="T14">Direto:</text:span></text:p>
                      </text:list-item>
                    </text:list>
                  </text:list-item>
                </text:list>
              </text:list-item>
            </text:list>
            <text:p text:style-name="P32"><text:span text:style-name="T14"/></text:p>
            <text:p text:style-name="P32"><text:span text:style-name="T14"/></text:p>
            <text:p text:style-name="P32"><text:span text:style-name="T14"/></text:p>
            <text:list text:continue-numbering="true" text:style-name="L7">
              <text:list-item>
                <text:list>
                  <text:list-item>
                    <text:list>
                      <text:list-item>
                        <text:p text:style-name="P31"><text:span text:style-name="T14">Imediato:</text:span></text:p>
                        <text:p text:style-name="P31"><text:span text:style-name="T14"/></text:p>
                        <text:p text:style-name="P31"><text:span text:style-name="T14"/></text:p>
                        <text:p text:style-name="P31"><text:span text:style-name="T14"/></text:p>
                      </text:list-item>
                      <text:list-item>
                        <text:p text:style-name="P31"><text:span text:style-name="T14">Indireto por</text:span></text:p>
                      </text:list-item>
                    </text:list>
                  </text:list-item>
                </text:list>
              </text:list-item>
            </text:list>
            <text:p text:style-name="P33"><text:span text:style-name="T14"><text:s text:c="4"/></text:span><text:span text:style-name="T14">Registrador</text:span></text:p>
          </draw:text-box>
        </draw:frame>
        <draw:frame draw:name="Group 166" draw:style-name="gr14" draw:layer="layout" svg:width="10.176cm" svg:height="2.541cm" svg:x="10.12cm" svg:y="9.177cm">
          <table:table>
            <table:table-column table:style-name="co7"/>
            <table:table-column table:style-name="co8"/>
            <table:table-column table:style-name="co9"/>
            <table:table-row table:style-name="ro1" table:default-cell-style-name="ce2">
              <table:table-cell table:style-name="ce1">
                <text:p text:style-name="P34"><text:span text:style-name="T7"><text:s text:c="3"/></text:span><text:span text:style-name="T7">op</text:span></text:p>
              </table:table-cell>
              <table:table-cell>
                <text:p text:style-name="P34"><text:span text:style-name="T7"><text:s text:c="2"/></text:span><text:span text:style-name="T7">rx</text:span></text:p>
              </table:table-cell>
              <table:table-cell>
                <text:p text:style-name="P34"><text:span text:style-name="T7"><text:s/></text:span></text:p>
              </table:table-cell>
            </table:table-row>
            <table:table-row table:style-name="ro1" table:default-cell-style-name="ce2">
              <table:table-cell table:style-name="ce1" table:number-columns-spanned="3">
                <text:p text:style-name="P34"><text:span text:style-name="T7"><text:s text:c="13"/></text:span><text:span text:style-name="T7">Endereço</text:span></text:p>
              </table:table-cell>
              <table:covered-table-cell/>
              <table:covered-table-cell/>
            </table:table-row>
          </table:table>
          <draw:image xlink:href="Pictures/TablePreview3.svm" xlink:type="simple" xlink:show="embed" xlink:actuate="onLoad"/>
        </draw:frame>
        <draw:g draw:name="Group 173" draw:style-name="gr6">
          <draw:custom-shape draw:name="Text Box 167" draw:style-name="gr15" draw:text-style-name="P9" draw:layer="layout" svg:width="1.684cm" svg:height="0.844cm" svg:x="11.035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4.025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84cm" svg:height="0.844cm" svg:x="17.391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gr14" draw:layer="layout" svg:width="10.176cm" svg:height="1.27cm" svg:x="10.041cm" svg:y="16.47cm">
          <table:table>
            <table:table-column table:style-name="co7"/>
            <table:table-column table:style-name="co8"/>
            <table:table-column table:style-name="co10"/>
            <table:table-column table:style-name="co11"/>
            <table:table-row table:style-name="ro5" table:default-cell-style-name="ce2">
              <table:table-cell table:style-name="ce1">
                <text:p text:style-name="P34"><text:span text:style-name="T7"><text:s text:c="3"/></text:span><text:span text:style-name="T7">op</text:span></text:p>
              </table:table-cell>
              <table:table-cell>
                <text:p text:style-name="P34"><text:span text:style-name="T7"><text:s text:c="2"/></text:span><text:span text:style-name="T7">rx</text:span></text:p>
              </table:table-cell>
              <table:table-cell>
                <text:p text:style-name="P34"><text:span text:style-name="T7"><text:s/></text:span><text:span text:style-name="T7">ry</text:span></text:p>
              </table:table-cell>
              <table:table-cell/>
            </table:table-row>
          </table:table>
          <draw:image xlink:href="Pictures/TablePreview4.svm" xlink:type="simple" xlink:show="embed" xlink:actuate="onLoad"/>
        </draw:frame>
        <draw:g draw:name="Group 173" draw:style-name="gr6">
          <draw:custom-shape draw:name="Text Box 167" draw:style-name="gr15" draw:text-style-name="P9" draw:layer="layout" svg:width="1.684cm" svg:height="0.844cm" svg:x="10.837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3.826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6.009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84cm" svg:height="0.844cm" svg:x="18.397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gr14" draw:layer="layout" svg:width="10.176cm" svg:height="2.541cm" svg:x="10.041cm" svg:y="13.097cm">
          <table:table>
            <table:table-column table:style-name="co7"/>
            <table:table-column table:style-name="co8"/>
            <table:table-column table:style-name="co9"/>
            <table:table-row table:style-name="ro5" table:default-cell-style-name="ce2">
              <table:table-cell table:style-name="ce1">
                <text:p text:style-name="P34"><text:span text:style-name="T7"><text:s text:c="3"/></text:span><text:span text:style-name="T7">op</text:span></text:p>
              </table:table-cell>
              <table:table-cell>
                <text:p text:style-name="P34"><text:span text:style-name="T7"><text:s text:c="2"/></text:span><text:span text:style-name="T7">rx</text:span></text:p>
              </table:table-cell>
              <table:table-cell>
                <text:p text:style-name="P34"><text:span text:style-name="T7"><text:s/></text:span></text:p>
              </table:table-cell>
            </table:table-row>
            <table:table-row table:style-name="ro5" table:default-cell-style-name="ce2">
              <table:table-cell table:style-name="ce1" table:number-columns-spanned="3">
                <text:p text:style-name="P34"><text:span text:style-name="T7"><text:s text:c="13"/></text:span><text:span text:style-name="T7">Número</text:span></text:p>
              </table:table-cell>
              <table:covered-table-cell/>
              <table:covered-table-cell/>
            </table:table-row>
          </table:table>
          <draw:image xlink:href="Pictures/TablePreview5.svm" xlink:type="simple" xlink:show="embed" xlink:actuate="onLoad"/>
        </draw:frame>
        <draw:g draw:name="Group 173" draw:style-name="gr6">
          <draw:custom-shape draw:name="Text Box 167" draw:style-name="gr15" draw:text-style-name="P9" draw:layer="layout" svg:width="1.684cm" svg:height="0.844cm" svg:x="10.956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3.946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9"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84cm" svg:height="0.844cm" svg:x="17.193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5"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manipulação de dados</text:span></text:p>
          </draw:text-box>
        </draw:frame>
        <draw:frame draw:name="Rectangle 3" presentation:style-name="pr16" draw:text-style-name="P19" draw:layer="layout" svg:width="22.859cm" svg:height="13.599cm" svg:x="1.301cm" svg:y="3.656cm" presentation:class="outline" presentation:user-transformed="true">
          <draw:text-box>
            <text:p text:style-name="P35"><text:span text:style-name="T15">Direto</text:span></text:p>
            <text:p text:style-name="P36"><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36"><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6"><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36"><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5"><text:span text:style-name="T15">Indireto por Registrador</text:span></text:p>
            <text:p text:style-name="P36"><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36"><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36"><text:span text:style-name="T14"><text:tab/></text:span></text:p>
            <text:p text:style-name="P35"><text:span text:style-name="T15">Imediato</text:span></text:p>
            <text:p text:style-name="P36"><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35"><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35"><text:span text:style-name="T15">Movimentação</text:span></text:p>
            <text:p text:style-name="P36"><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36"><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36"><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36"><text:span text:style-name="T14"/></text:p>
            <text:p text:style-name="P36"><text:span text:style-name="T14"/></text:p>
          </draw:text-box>
        </draw:frame>
        <presentation:notes draw:style-name="dp2">
          <draw:page-thumbnail draw:style-name="gr2" draw:layer="layout" svg:width="14.212cm" svg:height="10.659cm" svg:x="2.753cm" svg:y="2.16cm" draw:page-number="6"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19" draw:layer="layout" svg:width="22.797cm" svg:height="13.599cm" svg:x="1.301cm" svg:y="3.656cm" presentation:class="outline" presentation:user-transformed="true">
          <draw:text-box>
            <text:p text:style-name="P18"><text:span text:style-name="T7"/></text:p>
            <text:list text:style-name="L4">
              <text:list-item>
                <text:p text:style-name="P18"><text:span text:style-name="T7">Instruções Lógicas e Aritméticas</text:span></text:p>
              </text:list-item>
            </text:list>
            <text:list text:style-name="L6">
              <text:list-item>
                <text:list>
                  <text:list-item>
                    <text:p text:style-name="P30"><text:span text:style-name="T12">op = opcode </text:span></text:p>
                  </text:list-item>
                  <text:list-item>
                    <text:p text:style-name="P30"><text:span text:style-name="T12">rx, ry, rz: registradores</text:span></text:p>
                  </text:list-item>
                  <text:list-item>
                    <text:p text:style-name="P30"><text:span text:style-name="T12">c: uso do bit de carry</text:span></text:p>
                  </text:list-item>
                </text:list>
              </text:list-item>
            </text:list>
          </draw:text-box>
        </draw:frame>
        <draw:frame draw:name="Group 166" draw:style-name="gr14" draw:layer="layout" svg:width="9.999cm" svg:height="1.27cm" svg:x="5.499cm" svg:y="10.724cm">
          <table:table>
            <table:table-column table:style-name="co12"/>
            <table:table-column table:style-name="co13"/>
            <table:table-column table:style-name="co14"/>
            <table:table-column table:style-name="co13"/>
            <table:table-column table:style-name="co15"/>
            <table:table-row table:style-name="ro1" table:default-cell-style-name="ce2">
              <table:table-cell table:style-name="ce1">
                <text:p text:style-name="P34"><text:span text:style-name="T7"><text:s text:c="3"/></text:span><text:span text:style-name="T7">op</text:span></text:p>
              </table:table-cell>
              <table:table-cell>
                <text:p text:style-name="P34"><text:span text:style-name="T7"><text:s text:c="2"/></text:span><text:span text:style-name="T7">rx</text:span></text:p>
              </table:table-cell>
              <table:table-cell>
                <text:p text:style-name="P34"><text:span text:style-name="T7"><text:s/></text:span><text:span text:style-name="T7">ry</text:span></text:p>
              </table:table-cell>
              <table:table-cell>
                <text:p text:style-name="P34"><text:span text:style-name="T7"><text:s text:c="2"/></text:span><text:span text:style-name="T7">rz</text:span></text:p>
              </table:table-cell>
              <table:table-cell table:style-name="ce3">
                <text:p text:style-name="P34"><text:span text:style-name="T7">c</text:span></text:p>
              </table:table-cell>
            </table:table-row>
          </table:table>
          <draw:image xlink:href="Pictures/TablePreview6.svm" xlink:type="simple" xlink:show="embed" xlink:actuate="onLoad"/>
        </draw:frame>
        <draw:g draw:name="Group 173" draw:style-name="gr6">
          <draw:custom-shape draw:name="Text Box 167" draw:style-name="gr15" draw:text-style-name="P9" draw:layer="layout" svg:width="1.684cm" svg:height="0.844cm" svg:x="6.339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8.927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0.819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4cm" svg:height="0.844cm" svg:x="12.759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439cm" svg:height="0.844cm" svg:x="14.381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7"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aritméticas</text:span></text:p>
          </draw:text-box>
        </draw:frame>
        <draw:custom-shape draw:name="Rectangle 4" draw:style-name="gr1" draw:text-style-name="P9" draw:layer="layout" svg:width="24.061cm" svg:height="13.599cm" svg:x="0.699cm" svg:y="4.255cm">
          <text:p text:style-name="P36"><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36"><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36"><text:span text:style-name="T14"><text:tab/></text:span></text:p>
          <text:p text:style-name="P36"><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36"><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36"><text:span text:style-name="T14"/></text:p>
          <text:p text:style-name="P36"><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36"><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36"><text:span text:style-name="T14"/></text:p>
          <text:p text:style-name="P36"><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36"><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36"><text:span text:style-name="T14"/></text:p>
          <text:p text:style-name="P36"><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36"><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36"><text:span text:style-name="T14"><text:tab/></text:span></text:p>
          <text:p text:style-name="P36"><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36"><text:span text:style-name="T14"/></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8"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lógicas</text:span></text:p>
          </draw:text-box>
        </draw:frame>
        <draw:custom-shape draw:name="Rectangle 3" draw:style-name="gr1" draw:text-style-name="P9" draw:layer="layout" svg:width="22.859cm" svg:height="13.599cm" svg:x="1.901cm" svg:y="4.255cm">
          <text:p text:style-name="P36"><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36"><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36"><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36"><text:span text:style-name="T14"/></text:p>
          <text:p text:style-name="P36"><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36"><text:span text:style-name="T14"><text:tab/></text:span></text:p>
          <text:p text:style-name="P36"><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36"><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36"><text:span text:style-name="T14"/></text:p>
          <text:p text:style-name="P36"><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36"><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36"><text:span text:style-name="T14"/></text:p>
          <text:p text:style-name="P36"><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36"><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36"><text:span text:style-name="T14"/></text:p>
          <text:p text:style-name="P36"><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36"><text:span text:style-name="T14"/></text:p>
          <text:p text:style-name="P36"><text:span text:style-name="T14"><text:tab/></text:span></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19" draw:layer="layout" svg:width="22.797cm" svg:height="13.599cm" svg:x="1.301cm" svg:y="3.656cm" presentation:class="outline" presentation:user-transformed="true">
          <draw:text-box>
            <text:p text:style-name="P18"><text:span text:style-name="T7"/></text:p>
            <text:list text:style-name="L4">
              <text:list-item>
                <text:p text:style-name="P18"><text:span text:style-name="T7">Instruções de entrada e saída</text:span></text:p>
              </text:list-item>
            </text:list>
            <text:p text:style-name="P18"><text:span text:style-name="T7"/></text:p>
            <text:list text:style-name="L6">
              <text:list-item>
                <text:list>
                  <text:list-item>
                    <text:p text:style-name="P30"><text:span text:style-name="T12">Input</text:span></text:p>
                  </text:list-item>
                </text:list>
              </text:list-item>
            </text:list>
            <text:p text:style-name="P32"><text:span text:style-name="T12"/></text:p>
            <text:p text:style-name="P32"><text:span text:style-name="T12"/></text:p>
            <text:p text:style-name="P32"><text:span text:style-name="T12"/></text:p>
            <text:list text:continue-numbering="true" text:style-name="L6">
              <text:list-item>
                <text:list>
                  <text:list-item>
                    <text:p text:style-name="P30"><text:span text:style-name="T12">Output</text:span></text:p>
                  </text:list-item>
                </text:list>
              </text:list-item>
            </text:list>
            <text:p text:style-name="P18"><text:span text:style-name="T7"/></text:p>
          </draw:text-box>
        </draw:frame>
        <draw:frame draw:name="Espaço Reservado para Conteúdo 9" presentation:style-name="pr9" draw:text-style-name="P19" draw:layer="layout" svg:width="11.217cm" svg:height="6.587cm" svg:x="12.943cm" svg:y="10.667cm" presentation:class="outline" presentation:user-transformed="true">
          <draw:text-box>
            <text:p text:style-name="P37"><text:span text:style-name="T3"><text:s/></text:span></text:p>
          </draw:text-box>
        </draw:frame>
        <draw:frame draw:name="Group 166" draw:style-name="gr14" draw:layer="layout" svg:width="9.999cm" svg:height="1.27cm" svg:x="7.144cm" svg:y="8.136cm">
          <table:table>
            <table:table-column table:style-name="co12"/>
            <table:table-column table:style-name="co13"/>
            <table:table-column table:style-name="co16"/>
            <table:table-row table:style-name="ro1">
              <table:table-cell table:style-name="ce1">
                <text:p text:style-name="P34"><text:span text:style-name="T7"><text:s text:c="3"/></text:span><text:span text:style-name="T7">op</text:span></text:p>
              </table:table-cell>
              <table:table-cell table:style-name="ce2">
                <text:p text:style-name="P34"><text:span text:style-name="T7"><text:s text:c="2"/></text:span><text:span text:style-name="T7">rx</text:span></text:p>
              </table:table-cell>
              <table:table-cell table:style-name="ce3">
                <text:p text:style-name="P34"><text:span text:style-name="T7"><text:s/></text:span></text:p>
              </table:table-cell>
            </table:table-row>
          </table:table>
          <draw:image xlink:href="Pictures/TablePreview7.svm" xlink:type="simple" xlink:show="embed" xlink:actuate="onLoad"/>
        </draw:frame>
        <draw:g draw:name="Group 173" draw:style-name="gr6">
          <draw:custom-shape draw:name="Text Box 167" draw:style-name="gr15" draw:text-style-name="P9" draw:layer="layout" svg:width="1.684cm" svg:height="0.844cm" svg:x="7.984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0.572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3.694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gr14" draw:layer="layout" svg:width="9.999cm" svg:height="1.27cm" svg:x="7.342cm" svg:y="12.502cm">
          <table:table>
            <table:table-column table:style-name="co12"/>
            <table:table-column table:style-name="co13"/>
            <table:table-column table:style-name="co14"/>
            <table:table-column table:style-name="co17"/>
            <table:table-row table:style-name="ro5" table:default-cell-style-name="ce2">
              <table:table-cell table:style-name="ce1">
                <text:p text:style-name="P34"><text:span text:style-name="T7"><text:s text:c="3"/></text:span><text:span text:style-name="T7">op</text:span></text:p>
              </table:table-cell>
              <table:table-cell>
                <text:p text:style-name="P34"><text:span text:style-name="T7"><text:s text:c="2"/></text:span><text:span text:style-name="T7">rx</text:span></text:p>
              </table:table-cell>
              <table:table-cell>
                <text:p text:style-name="P34"><text:span text:style-name="T7"><text:s/></text:span><text:span text:style-name="T7">ry</text:span></text:p>
              </table:table-cell>
              <table:table-cell table:style-name="ce3"/>
            </table:table-row>
          </table:table>
          <draw:image xlink:href="Pictures/TablePreview8.svm" xlink:type="simple" xlink:show="embed" xlink:actuate="onLoad"/>
        </draw:frame>
        <draw:g draw:name="Group 173" draw:style-name="gr6">
          <draw:custom-shape draw:name="Text Box 167" draw:style-name="gr15" draw:text-style-name="P9" draw:layer="layout" svg:width="1.684cm" svg:height="0.844cm" svg:x="8.182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4cm" svg:height="0.844cm" svg:x="10.771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4cm" svg:height="0.844cm" svg:x="12.662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4cm" svg:height="0.844cm" svg:x="14.609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entrada e saída</text:span></text:p>
          </draw:text-box>
        </draw:frame>
        <draw:custom-shape draw:name="Rectangle 3" draw:style-name="gr1" draw:text-style-name="P9" draw:layer="layout" svg:width="22.859cm" svg:height="13.599cm" svg:x="1.901cm" svg:y="4.255cm">
          <text:p text:style-name="P36"><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36"><text:span text:style-name="T14"/></text:p>
          <text:p text:style-name="P36"><text:span text:style-name="T14"/></text:p>
          <text:p text:style-name="P36"><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36"><text:span text:style-name="T14"/></text:p>
          <text:p text:style-name="P36"><text:span text:style-name="T14"><text:tab/></text:span></text:p>
          <text:p text:style-name="P36"><text:span text:style-name="T14"/></text:p>
          <text:p text:style-name="P36"><text:span text:style-name="T14"><text:tab/></text:span></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1"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19" draw:layer="layout" svg:width="22.797cm" svg:height="13.599cm" svg:x="1.301cm" svg:y="3.656cm" presentation:class="outline" presentation:user-transformed="true">
          <draw:text-box>
            <text:p text:style-name="P18"><text:span text:style-name="T7"/></text:p>
            <text:list text:style-name="L4">
              <text:list-item>
                <text:p text:style-name="P18"><text:span text:style-name="T7">Controle de desvio</text:span></text:p>
              </text:list-item>
            </text:list>
            <text:p text:style-name="P18"><text:span text:style-name="T7"/></text:p>
            <text:p text:style-name="P18"><text:span text:style-name="T7"/></text:p>
            <text:p text:style-name="P18"><text:span text:style-name="T7"/></text:p>
          </draw:text-box>
        </draw:frame>
        <draw:frame draw:name="Group 56" draw:style-name="gr14" draw:layer="layout" svg:width="13.95cm" svg:height="2.541cm" svg:x="4.502cm" svg:y="6.522cm">
          <table:table>
            <table:table-column table:style-name="co18"/>
            <table:table-column table:style-name="co19"/>
            <table:table-column table:style-name="co20"/>
            <table:table-row table:style-name="ro1" table:default-cell-style-name="ce2">
              <table:table-cell table:style-name="ce1">
                <text:p text:style-name="P38"><text:span text:style-name="T7"><text:s/></text:span><text:span text:style-name="T7">op</text:span></text:p>
              </table:table-cell>
              <table:table-cell>
                <text:p text:style-name="P34"><text:span text:style-name="T7"><text:s text:c="4"/></text:span><text:span text:style-name="T7">cond</text:span></text:p>
              </table:table-cell>
              <table:table-cell>
                <text:p text:style-name="P34"><text:span text:style-name="T7"><text:s/></text:span></text:p>
              </table:table-cell>
            </table:table-row>
            <table:table-row table:style-name="ro1" table:default-cell-style-name="ce2">
              <table:table-cell table:style-name="ce1" table:number-columns-spanned="3">
                <text:p text:style-name="P38"><text:span text:style-name="T7">Endereço</text:span></text:p>
              </table:table-cell>
              <table:covered-table-cell/>
              <table:covered-table-cell/>
            </table:table-row>
          </table:table>
          <draw:image xlink:href="Pictures/TablePreview9.svm" xlink:type="simple" xlink:show="embed" xlink:actuate="onLoad"/>
        </draw:frame>
        <draw:custom-shape draw:name="Text Box 19" draw:style-name="gr15" draw:text-style-name="P9" draw:layer="layout" svg:width="1.684cm" svg:height="0.844cm" svg:x="5.845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9" draw:layer="layout" svg:width="2.385cm" svg:height="0.844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9" draw:layer="layout" svg:width="1.684cm" svg:height="0.844cm" svg:x="14.692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salto (todas com END)</text:span></text:p>
          </draw:text-box>
        </draw:frame>
        <draw:custom-shape draw:name="Rectangle 3" draw:style-name="gr1" draw:text-style-name="P9" draw:layer="layout" svg:width="22.859cm" svg:height="13.599cm" svg:x="1.786cm" svg:y="3.77cm">
          <text:p text:style-name="P36"><text:span text:style-name="T14"><text:s text:c="2"/></text:span><text:span text:style-name="T14">Salto se condição verdadeira para o END</text:span></text:p>
          <text:p text:style-name="P36"><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36"><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6"><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36"><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36"><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36"><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36"><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36"><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36"><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36"><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36"><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36"><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36"><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36"><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36"><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36"><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36"><text:span text:style-name="T14"/></text:p>
          <text:p text:style-name="P36"><text:span text:style-name="T14"><text:tab/></text:span></text:p>
          <text:p text:style-name="P36"><text:span text:style-name="T14"><text:tab/></text:span></text:p>
          <text:p text:style-name="P36"><text:span text:style-name="T14"/></text:p>
          <text:p text:style-name="P36"><text:span text:style-name="T14"><text:tab/></text:span></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3"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de chamada (todas com END)</text:span></text:p>
          </draw:text-box>
        </draw:frame>
        <draw:custom-shape draw:name="Rectangle 3" draw:style-name="gr1" draw:text-style-name="P9" draw:layer="layout" svg:width="22.859cm" svg:height="13.599cm" svg:x="1.389cm" svg:y="3.175cm">
          <text:p text:style-name="P36"><text:span text:style-name="T14">Chama procedimento se condição verdadeira</text:span></text:p>
          <text:p text:style-name="P36"><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36"><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6"><text:span text:style-name="T14"><text:tab/></text:span><text:span text:style-name="T14"><text:tab/></text:span><text:span text:style-name="T14"><text:tab/></text:span><text:span text:style-name="T14"><text:tab/></text:span><text:span text:style-name="T14">SP--</text:span></text:p>
          <text:p text:style-name="P36"><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36"><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36"><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36"><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36"><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36"><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36"><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36"><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36"><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36"><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36"><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36"><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36"><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36"><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36"><text:span text:style-name="T14"/></text:p>
          <text:p text:style-name="P36"><text:span text:style-name="T14"/></text:p>
          <text:p text:style-name="P36"><text:span text:style-name="T14"><text:tab/></text:span></text:p>
          <text:p text:style-name="P36"><text:span text:style-name="T14"><text:tab/></text:span></text:p>
          <text:p text:style-name="P36"><text:span text:style-name="T14"/></text:p>
          <text:p text:style-name="P36"><text:span text:style-name="T14"><text:tab/></text:span></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de retorno</text:span></text:p>
          </draw:text-box>
        </draw:frame>
        <draw:custom-shape draw:name="Rectangle 3" draw:style-name="gr1" draw:text-style-name="P9" draw:layer="layout" svg:width="22.859cm" svg:height="13.599cm" svg:x="1.901cm" svg:y="4.326cm">
          <text:p text:style-name="P36"><text:span text:style-name="T14"><text:tab/></text:span></text:p>
          <text:p text:style-name="P36"><text:span text:style-name="T14"/></text:p>
          <text:p text:style-name="P36"><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36"><text:span text:style-name="T14"><text:tab/></text:span><text:span text:style-name="T14"><text:tab/></text:span><text:span text:style-name="T14"><text:tab/></text:span><text:span text:style-name="T14"><text:tab/></text:span><text:span text:style-name="T14">PC&lt;=MEM(SP) </text:span></text:p>
          <text:p text:style-name="P36"><text:span text:style-name="T14"><text:tab/></text:span><text:span text:style-name="T14"><text:tab/></text:span><text:span text:style-name="T14"><text:tab/></text:span><text:span text:style-name="T14"><text:tab/></text:span><text:span text:style-name="T14">PC++ <text:s/></text:span></text:p>
          <text:p text:style-name="P36"><text:span text:style-name="T14"/></text:p>
          <text:p text:style-name="P36"><text:span text:style-name="T14">Obs.: - Não esquecer de incrementar o PC pois foi guardado na pilha ainda apontando para o END no CALL.</text:span></text:p>
          <text:p text:style-name="P36"><text:span text:style-name="T14"><text:tab/></text:span><text:span text:style-name="T14"><text:tab/></text:span></text:p>
          <text:p text:style-name="P36"><text:span text:style-name="T14"><text:tab/></text:span><text:span text:style-name="T14"><text:tab/></text:span><text:span text:style-name="T14"><text:tab/></text:span><text:span text:style-name="T14"><text:tab/></text:span></text:p>
          <text:p text:style-name="P36"><text:span text:style-name="T14"><text:tab/></text:span></text:p>
          <text:p text:style-name="P36"><text:span text:style-name="T14"><text:tab/></text:span></text:p>
          <text:p text:style-name="P36"><text:span text:style-name="T14"><text:tab/></text:span></text:p>
          <text:p text:style-name="P36"><text:span text:style-name="T14"/></text:p>
          <text:p text:style-name="P36"><text:span text:style-name="T14"><text:tab/></text:span></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3T12">
        <draw:frame draw:name="Espaço Reservado para Data 5" presentation:style-name="pr7"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7" presentation:style-name="pr7"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Formato de Instrução</text:span></text:p>
          </draw:text-box>
        </draw:frame>
        <draw:frame draw:name="Rectangle 3" presentation:style-name="pr9" draw:text-style-name="P19" draw:layer="layout" svg:width="22.797cm" svg:height="13.599cm" svg:x="1.389cm" svg:y="3.77cm" presentation:class="outline" presentation:user-transformed="true">
          <draw:text-box>
            <text:p text:style-name="P18"><text:span text:style-name="T7"/></text:p>
            <text:list text:style-name="L4">
              <text:list-item>
                <text:p text:style-name="P18"><text:span text:style-name="T7">Pilha</text:span></text:p>
              </text:list-item>
            </text:list>
            <text:p text:style-name="P18"><text:span text:style-name="T7"/></text:p>
            <text:p text:style-name="P18"><text:span text:style-name="T7"/></text:p>
            <text:p text:style-name="P18"><text:span text:style-name="T7"/></text:p>
          </draw:text-box>
        </draw:frame>
        <draw:frame draw:name="Group 30" draw:style-name="gr14" draw:layer="layout" svg:width="14.197cm" svg:height="1.27cm" svg:x="4.502cm" svg:y="6.522cm">
          <table:table>
            <table:table-column table:style-name="co1"/>
            <table:table-column table:style-name="co21"/>
            <table:table-column table:style-name="co22"/>
            <table:table-column table:style-name="co23"/>
            <table:table-row table:style-name="ro1" table:default-cell-style-name="ce2">
              <table:table-cell table:style-name="ce1">
                <text:p text:style-name="P38"><text:span text:style-name="T7"><text:s/></text:span><text:span text:style-name="T7">op</text:span></text:p>
              </table:table-cell>
              <table:table-cell>
                <text:p text:style-name="P34"><text:span text:style-name="T7"><text:s text:c="4"/></text:span><text:span text:style-name="T7">RX</text:span></text:p>
              </table:table-cell>
              <table:table-cell>
                <text:p text:style-name="P38"><text:span text:style-name="T7">Rx/FR</text:span></text:p>
              </table:table-cell>
              <table:table-cell table:style-name="ce3">
                <text:p text:style-name="P38"><text:span text:style-name="T7"><text:s/></text:span></text:p>
              </table:table-cell>
            </table:table-row>
          </table:table>
          <draw:image xlink:href="Pictures/TablePreview10.svm" xlink:type="simple" xlink:show="embed" xlink:actuate="onLoad"/>
        </draw:frame>
        <draw:custom-shape draw:name="Text Box 14" draw:style-name="gr15" draw:text-style-name="P9" draw:layer="layout" svg:width="1.684cm" svg:height="0.844cm" svg:x="5.8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9" draw:layer="layout" svg:width="2.385cm" svg:height="0.844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9" draw:layer="layout" svg:width="1.439cm" svg:height="0.844cm" svg:x="12.81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9" draw:layer="layout" svg:width="1.439cm" svg:height="0.844cm" svg:x="16.10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10"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pilha</text:span></text:p>
          </draw:text-box>
        </draw:frame>
        <draw:custom-shape draw:name="Rectangle 3" draw:style-name="gr1" draw:text-style-name="P9" draw:layer="layout" svg:width="22.859cm" svg:height="13.599cm" svg:x="1.901cm" svg:y="4.326cm">
          <text:p text:style-name="P36"><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36"><text:span text:style-name="T14"><text:tab/></text:span><text:span text:style-name="T14"><text:tab/></text:span><text:span text:style-name="T14"><text:tab/></text:span><text:span text:style-name="T14"><text:tab/></text:span><text:span text:style-name="T14"><text:tab/></text:span><text:span text:style-name="T14">SP--</text:span></text:p>
          <text:p text:style-name="P36"><text:span text:style-name="T14"/></text:p>
          <text:p text:style-name="P36"><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36"><text:span text:style-name="T14"><text:tab/></text:span><text:span text:style-name="T14"><text:tab/></text:span><text:span text:style-name="T14"><text:tab/></text:span><text:span text:style-name="T14"><text:tab/></text:span><text:span text:style-name="T14"><text:tab/></text:span><text:span text:style-name="T14">SP--</text:span></text:p>
          <text:p text:style-name="P36"><text:span text:style-name="T14"/></text:p>
          <text:p text:style-name="P36"><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36"><text:span text:style-name="T14"><text:tab/></text:span><text:span text:style-name="T14"><text:tab/></text:span><text:span text:style-name="T14"><text:tab/></text:span><text:span text:style-name="T14"><text:tab/></text:span><text:span text:style-name="T14"><text:tab/></text:span><text:span text:style-name="T14">MEM(SP) -&gt; RX</text:span></text:p>
          <text:p text:style-name="P36"><text:span text:style-name="T14"/></text:p>
          <text:p text:style-name="P36"><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36"><text:span text:style-name="T14"><text:tab/></text:span><text:span text:style-name="T14"><text:tab/></text:span><text:span text:style-name="T14"><text:tab/></text:span><text:span text:style-name="T14"><text:tab/></text:span><text:span text:style-name="T14"><text:tab/></text:span><text:span text:style-name="T14">MEM(SP) -&gt; FR</text:span></text:p>
          <text:p text:style-name="P36"><text:span text:style-name="T14"/></text:p>
          <text:p text:style-name="P36"><text:span text:style-name="T14"><text:tab/></text:span></text:p>
          <text:p text:style-name="P36"><text:span text:style-name="T14"/></text:p>
          <text:p text:style-name="P36"><text:span text:style-name="T14"/></text:p>
          <text:p text:style-name="P36"><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6"><text:span text:style-name="T14"><text:tab/></text:span><text:span text:style-name="T14"><text:tab/></text:span><text:span text:style-name="T14"><text:tab/></text:span><text:span text:style-name="T14"><text:tab/></text:span></text:p>
          <text:p text:style-name="P36"><text:span text:style-name="T14"><text:tab/></text:span></text:p>
          <text:p text:style-name="P36"><text:span text:style-name="T14"><text:tab/></text:span></text:p>
          <text:p text:style-name="P36"><text:span text:style-name="T14"><text:tab/></text:span></text:p>
          <text:p text:style-name="P36"><text:span text:style-name="T14"/></text:p>
          <text:p text:style-name="P36"><text:span text:style-name="T14"><text:tab/></text:span></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36"><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36"><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36"><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36"><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36"><text:span text:style-name="T14"/></text:p>
          <text:p text:style-name="P36"><text:span text:style-name="T14"/></text:p>
          <text:p text:style-name="P36"><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6"><text:span text:style-name="T14"><text:tab/></text:span><text:span text:style-name="T14"><text:tab/></text:span><text:span text:style-name="T14"><text:tab/></text:span><text:span text:style-name="T14"><text:tab/></text:span></text:p>
          <text:p text:style-name="P36"><text:span text:style-name="T14"><text:tab/></text:span></text:p>
          <text:p text:style-name="P36"><text:span text:style-name="T14"><text:tab/></text:span></text:p>
          <text:p text:style-name="P36"><text:span text:style-name="T14"><text:tab/></text:span></text:p>
          <text:p text:style-name="P36"><text:span text:style-name="T14"/></text:p>
          <text:p text:style-name="P36"><text:span text:style-name="T14"><text:tab/></text:span></text:p>
          <text:p text:style-name="P3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draw:page draw:name="page19" draw:style-name="dp1" draw:master-page-name="Título_20_e_20_conteúdo" presentation:presentation-page-layout-name="AL2T11">
        <draw:frame draw:name="Espaço Reservado para Data 1" presentation:style-name="pr15" draw:text-style-name="P16" draw:layer="layout" svg:width="5.926cm" svg:height="1.322cm" svg:x="1.27cm" svg:y="17.877cm" presentation:class="date-time" presentation:user-transformed="true">
          <draw:text-box>
            <text:p text:style-name="P1"><text:span text:style-name="T1"><text:date style:data-style-name="D4" text:date-value="2024-07-17">17/07/2024</text:date></text:span></text:p>
          </draw:text-box>
        </draw:frame>
        <draw:frame draw:name="Espaço Reservado para Número de Slide 1" presentation:style-name="pr15" draw:text-style-name="P17" draw:layer="layout" svg:width="5.926cm" svg:height="1.322cm" svg:x="18.203cm" svg:y="17.877cm" presentation:class="page-number" presentation:user-transformed="true">
          <draw:text-box>
            <text:p text:style-name="P3"><text:span text:style-name="T1"><text:page-number>&lt;número&gt;</text:page-number></text:span></text:p>
          </draw:text-box>
        </draw:frame>
        <draw:frame draw:name="Rectangle 1" presentation:style-name="pr5" draw:text-style-name="P5" draw:layer="layout" svg:width="22.797cm" svg:height="2.001cm" svg:x="1.301cm" svg:y="1.266cm" presentation:class="title" presentation:user-transformed="true">
          <draw:text-box>
            <text:p text:style-name="P4"><text:span text:style-name="T2">Instruções de breakpoint</text:span></text:p>
          </draw:text-box>
        </draw:frame>
        <draw:custom-shape draw:name="Rectangle 8" draw:style-name="gr20" draw:text-style-name="P40" draw:layer="layout" svg:width="22.859cm" svg:height="13.599cm" svg:x="1.786cm" svg:y="3.77cm">
          <text:p text:style-name="P39"><text:span text:style-name="T15"><text:s text:c="2"/></text:span><text:span text:style-name="T15">Insere um breakpoint se a condição for verdadeira</text:span></text:p>
          <text:p text:style-name="P39"><text:span text:style-name="T15"><text:tab/></text:span><text:span text:style-name="T15">BREAKP <text:s text:c="8"/></text:span><text:span text:style-name="T15"><text:tab/></text:span><text:span text:style-name="T15"><text:tab/></text:span><text:span text:style-name="T15">unconditional</text:span><text:span text:style-name="T15"><text:tab/></text:span><text:span text:style-name="T15"> <text:s text:c="7"/></text:span><text:span text:style-name="T15"><text:tab/></text:span><text:span text:style-name="T15">000010 | 0000 | x | xxxxx</text:span></text:p>
          <text:p text:style-name="P39"><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text:p text:style-name="P39"><text:span text:style-name="T15"><text:tab/></text:span><text:span text:style-name="T15">BREAKP_EQ </text:span><text:span text:style-name="T15"><text:tab/></text:span><text:span text:style-name="T15"> <text:s text:c="4"/></text:span><text:span text:style-name="T15"><text:tab/></text:span><text:span text:style-name="T15">EQual</text:span><text:span text:style-name="T15"><text:tab/></text:span><text:span text:style-name="T15"><text:tab/></text:span><text:span text:style-name="T15"><text:tab/></text:span><text:span text:style-name="T15"><text:tab/></text:span><text:span text:style-name="T15">000010 | 0001 | x | xxxxx</text:span></text:p>
          <text:p text:style-name="P39"><text:span text:style-name="T15"><text:tab/></text:span><text:span text:style-name="T15">BREAKP_NE </text:span><text:span text:style-name="T15"><text:tab/></text:span><text:span text:style-name="T15"> <text:s text:c="3"/></text:span><text:span text:style-name="T15"><text:tab/></text:span><text:span text:style-name="T15">NotEqual</text:span><text:span text:style-name="T15"><text:tab/></text:span><text:span text:style-name="T15"><text:tab/></text:span><text:span text:style-name="T15"><text:tab/></text:span><text:span text:style-name="T15">000010 | 0010 | x | xxxxx</text:span></text:p>
          <text:p text:style-name="P39"><text:span text:style-name="T15"><text:tab/></text:span><text:span text:style-name="T15">BREAKP_Z </text:span><text:span text:style-name="T15"><text:tab/></text:span><text:span text:style-name="T15"><text:tab/></text:span><text:span text:style-name="T15"><text:tab/></text:span><text:span text:style-name="T15">Zero</text:span><text:span text:style-name="T15"><text:tab/></text:span><text:span text:style-name="T15"><text:tab/></text:span><text:span text:style-name="T15"><text:tab/></text:span><text:span text:style-name="T15"><text:tab/></text:span><text:span text:style-name="T15">000010 | 0011 | x | xxxxx</text:span></text:p>
          <text:p text:style-name="P39"><text:span text:style-name="T15"><text:tab/></text:span><text:span text:style-name="T15">BREAKP_NZ <text:s/></text:span><text:span text:style-name="T15"><text:tab/></text:span><text:span text:style-name="T15"> <text:s text:c="3"/></text:span><text:span text:style-name="T15"><text:tab/></text:span><text:span text:style-name="T15">NotZero</text:span><text:span text:style-name="T15"><text:tab/></text:span><text:span text:style-name="T15"><text:tab/></text:span><text:span text:style-name="T15"><text:tab/></text:span><text:span text:style-name="T15"><text:tab/></text:span><text:span text:style-name="T15">000010 | 0100 | x | xxxxx</text:span></text:p>
          <text:p text:style-name="P39"><text:span text:style-name="T15"><text:tab/></text:span><text:span text:style-name="T15">BREAKP_C </text:span><text:span text:style-name="T15"><text:tab/></text:span><text:span text:style-name="T15"><text:tab/></text:span><text:span text:style-name="T15"><text:tab/></text:span><text:span text:style-name="T15">Carry</text:span><text:span text:style-name="T15"><text:tab/></text:span><text:span text:style-name="T15"><text:tab/></text:span><text:span text:style-name="T15"><text:tab/></text:span><text:span text:style-name="T15"><text:tab/></text:span><text:span text:style-name="T15">000010 | 0101 | x | xxxxx</text:span></text:p>
          <text:p text:style-name="P39"><text:span text:style-name="T15"><text:tab/></text:span><text:span text:style-name="T15">BREAKP_NC </text:span><text:span text:style-name="T15"><text:tab/></text:span><text:span text:style-name="T15"> <text:s text:c="2"/></text:span><text:span text:style-name="T15"><text:tab/></text:span><text:span text:style-name="T15">NotCarry</text:span><text:span text:style-name="T15"><text:tab/></text:span><text:span text:style-name="T15"><text:tab/></text:span><text:span text:style-name="T15"><text:tab/></text:span><text:span text:style-name="T15">000010 | 0110 | x | xxxxx</text:span></text:p>
          <text:p text:style-name="P39"><text:span text:style-name="T17"><text:tab/></text:span><text:span text:style-name="T15">BREAKP_GT </text:span><text:span text:style-name="T15"><text:tab/></text:span><text:span text:style-name="T15"> <text:s/></text:span><text:span text:style-name="T15"><text:tab/></text:span><text:span text:style-name="T15">GreaterThan</text:span><text:span text:style-name="T15"><text:tab/></text:span><text:span text:style-name="T15"><text:tab/></text:span><text:span text:style-name="T15"><text:tab/></text:span><text:span text:style-name="T15">000010 | 0111 | x | xxxxx</text:span></text:p>
          <text:p text:style-name="P39"><text:span text:style-name="T17"><text:tab/></text:span><text:span text:style-name="T15">BREAKP_LT <text:s/></text:span><text:span text:style-name="T15"><text:tab/></text:span><text:span text:style-name="T15"><text:tab/></text:span><text:span text:style-name="T15">LessThan</text:span><text:span text:style-name="T15"><text:tab/></text:span><text:span text:style-name="T15"><text:tab/></text:span><text:span text:style-name="T15"><text:tab/></text:span><text:span text:style-name="T15">000010 | 1000 | x | xxxxx</text:span></text:p>
          <text:p text:style-name="P39"><text:span text:style-name="T17"><text:tab/></text:span><text:span text:style-name="T15">BREAKP_EG <text:s/></text:span><text:span text:style-name="T15"><text:tab/></text:span><text:span text:style-name="T15"> <text:s text:c="3"/></text:span><text:span text:style-name="T15"><text:tab/></text:span><text:span text:style-name="T15">EqualorGreater</text:span><text:span text:style-name="T15"><text:tab/></text:span><text:span text:style-name="T15"><text:tab/></text:span><text:span text:style-name="T15">000010 | 1001 | x | xxxxx</text:span></text:p>
          <text:p text:style-name="P39"><text:span text:style-name="T17"><text:tab/></text:span><text:span text:style-name="T15">BREAKP_EL <text:s/></text:span><text:span text:style-name="T15"><text:tab/></text:span><text:span text:style-name="T15"><text:tab/></text:span><text:span text:style-name="T15">EqualorLesser</text:span><text:span text:style-name="T15"><text:tab/></text:span><text:span text:style-name="T15"><text:tab/></text:span><text:span text:style-name="T15">000010 | 1010 | x | xxxxx</text:span></text:p>
          <text:p text:style-name="P39"><text:span text:style-name="T17"><text:tab/></text:span><text:span text:style-name="T15">BREAKP_O <text:s/></text:span><text:span text:style-name="T15"><text:tab/></text:span><text:span text:style-name="T15"> <text:s text:c="2"/></text:span><text:span text:style-name="T15"><text:tab/></text:span><text:span text:style-name="T15">Overflow (ULA)</text:span><text:span text:style-name="T15"><text:tab/></text:span><text:span text:style-name="T15"><text:tab/></text:span><text:span text:style-name="T15">000010 | 1011 | x | xxxxx</text:span></text:p>
          <text:p text:style-name="P39"><text:span text:style-name="T17"><text:tab/></text:span><text:span text:style-name="T15">BREAKP_NO <text:s/></text:span><text:span text:style-name="T15"><text:tab/></text:span><text:span text:style-name="T15"> <text:s text:c="3"/></text:span><text:span text:style-name="T15"><text:tab/></text:span><text:span text:style-name="T15">NotOverflow</text:span><text:span text:style-name="T15"><text:tab/></text:span><text:span text:style-name="T15"><text:tab/></text:span><text:span text:style-name="T15"><text:tab/></text:span><text:span text:style-name="T15">000010 | 1100 | x | xx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4.212cm" svg:height="10.659cm" svg:x="2.753cm" svg:y="2.16cm" draw:page-number="19" presentation:class="page"/>
          <draw:frame presentation:style-name="pr17" draw:text-style-name="P24"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Courier10 BT" svg:font-family="'Courier10 BT'"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2" draw:display-name="Gradient 2" draw:style="linear" draw:start-color="#66008f" draw:end-color="#ba0066" draw:start-intensity="100%" draw:end-intensity="100%" draw:angle="90deg" draw:border="0%">
      <loext:gradient-stop svg:offset="0" loext:color-type="rgb" loext:color-value="#66008f"/>
      <loext:gradient-stop svg:offset="1" loext:color-type="rgb" loext:color-value="#ba0066"/>
    </draw:gradient>
    <draw:gradient draw:name="Gradient_20_3" draw:display-name="Gradient 3" draw:style="linear" draw:start-color="#ba0066" draw:end-color="#66008f" draw:start-intensity="100%" draw:end-intensity="100%" draw:angle="90deg" draw:border="0%">
      <loext:gradient-stop svg:offset="0" loext:color-type="rgb" loext:color-value="#ba0066"/>
      <loext:gradient-stop svg:offset="1" loext:color-type="rgb" loext:color-value="#66008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loext:decorative="false"/>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loext:decorative="false"/>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loext:decorative="false"/>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loext:decorative="false"/>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Slide_20_de_20_título" style:display-name="Slide de títul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para editar o estilo do título 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conteúdo" style:display-name="Título e conteú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tabela" style:display-name="Título e tabel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texto_20_e_20_2_20_partes_20_de_20_conteúdo" style:display-name="Título e texto e 2 partes de conteú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para editar o estilo do título 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4-07-17">17/07/2024</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úmero&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A Parallel Hardware Architecture for Image Feature Detection</dc:title>
    <meta:initial-creator>vb</meta:initial-creator>
    <meta:editing-cycles>853</meta:editing-cycles>
    <meta:creation-date>2008-02-15T17:23:41</meta:creation-date>
    <dc:date>2024-07-17T11:10:59.521000000</dc:date>
    <meta:editing-duration>P17DT22H43M9S</meta:editing-duration>
    <meta:generator>LibreOffice/24.2.0.3$Windows_X86_64 LibreOffice_project/da48488a73ddd66ea24cf16bbc4f7b9c08e9bea1</meta:generator>
    <meta:document-statistic meta:object-count="357"/>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